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/>
          <table:table-cell office:value-type="string" calcext:value-type="string">
            <text:p>Move mutable state (price) as different ob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office:value-type="string" calcext:value-type="string">
            <text:p>Sale needs to have a clearance meth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mplete Sale to display receip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5" office:value-type="string" calcext:value-type="string">
            <text:p>Sql Data Acces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dd Sql Resource in 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t Available Items in an Integration Test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ql Data Acces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dd Sql Resource in Projec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-00-0000</text:date>, <text:time style:data-style-name="N2" text:time-value="19:30:30.012563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21T19:35:54.156569559</dc:date>
    <meta:editing-duration>PT5H50M58S</meta:editing-duration>
    <meta:editing-cycles>17</meta:editing-cycles>
    <meta:document-statistic meta:table-count="1" meta:cell-count="33" meta:object-count="0"/>
  </office:meta>
</office:document-meta>
</file>